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7.98cm"/>
    </style:style>
    <style:style style:name="co3" style:family="table-column">
      <style:table-column-properties fo:break-before="auto" style:column-width="6.999cm"/>
    </style:style>
    <style:style style:name="co4" style:family="table-column">
      <style:table-column-properties fo:break-before="auto" style:column-width="11.144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351cm"/>
    </style:style>
    <style:style style:name="co7" style:family="table-column">
      <style:table-column-properties fo:break-before="auto" style:column-width="1.847cm"/>
    </style:style>
    <style:style style:name="co8" style:family="table-column">
      <style:table-column-properties fo:break-before="auto" style:column-width="1.82cm"/>
    </style:style>
    <style:style style:name="co9" style:family="table-column">
      <style:table-column-properties fo:break-before="auto" style:column-width="2.016cm"/>
    </style:style>
    <style:style style:name="co10" style:family="table-column">
      <style:table-column-properties fo:break-before="auto" style:column-width="2.073cm"/>
    </style:style>
    <style:style style:name="co11" style:family="table-column">
      <style:table-column-properties fo:break-before="auto" style:column-width="1.792cm"/>
    </style:style>
    <style:style style:name="co12" style:family="table-column">
      <style:table-column-properties fo:break-before="auto" style:column-width="1.877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Tabela_20_I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fo:background-color="#afaba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4" style:family="table-cell" style:parent-style-name="Excel_20_Built-in_20_Comma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" style:family="table-cell" style:parent-style-name="Excel_20_Built-in_20_Comma" style:data-style-name="N110">
      <style:table-cell-properties fo:border-bottom="none" fo:background-color="#d9d9d9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Excel_20_Built-in_20_Comma">
      <style:table-cell-properties fo:background-color="#d0cece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Excel_20_Built-in_20_Comma">
      <style:table-cell-properties fo:background-color="#afabab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" style:family="table-cell" style:parent-style-name="Excel_20_Built-in_20_Comma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 style:data-style-name="N110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Excel_20_Built-in_20_Comma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" style:family="table-cell" style:parent-style-name="Excel_20_Built-in_20_Comma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" style:family="table-cell" style:parent-style-name="Excel_20_Built-in_20_Comma">
      <style:table-cell-properties fo:border-bottom="none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3" style:family="table-cell" style:parent-style-name="Excel_20_Built-in_20_Comma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0" style:family="table-cell" style:parent-style-name="Excel_20_Built-in_20_Comma">
      <style:table-cell-properties fo:background-color="#d9d9d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29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'Segoe UI'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84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5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'Segoe UI'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'Segoe UI'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'Segoe UI'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a I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8"/>
        <table:table-column table:style-name="co6" table:default-cell-style-name="ce4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5" table:number-columns-repeated="2" table:default-cell-style-name="ce20"/>
        <table:table-column table:style-name="co10" table:default-cell-style-name="ce20"/>
        <table:table-column table:style-name="co5" table:default-cell-style-name="ce20"/>
        <table:table-column table:style-name="co10" table:default-cell-style-name="ce20"/>
        <table:table-column table:style-name="co5" table:number-columns-repeated="4" table:default-cell-style-name="ce20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1" table:number-columns-repeated="1003" table:default-cell-style-name="ce4"/>
        <table:table-row table:style-name="ro1">
          <table:table-cell table:style-name="ce1" office:value-type="string" calcext:value-type="string" table:number-columns-spanned="1" table:number-rows-spanned="3">
            <text:p>Matricula</text:p>
          </table:table-cell>
          <table:table-cell table:style-name="ce1" office:value-type="string" calcext:value-type="string" table:number-columns-spanned="1" table:number-rows-spanned="3">
            <text:p>Nome</text:p>
          </table:table-cell>
          <table:table-cell table:style-name="ce1" office:value-type="string" calcext:value-type="string" table:number-columns-spanned="1" table:number-rows-spanned="3">
            <text:p>Cargo</text:p>
          </table:table-cell>
          <table:table-cell table:style-name="ce1" office:value-type="string" calcext:value-type="string" table:number-columns-spanned="1" table:number-rows-spanned="3">
            <text:p>Lotação</text:p>
          </table:table-cell>
          <table:table-cell table:style-name="ce19" office:value-type="string" calcext:value-type="string" table:number-columns-spanned="6" table:number-rows-spanned="1">
            <text:p>RENDIMENTOS</text:p>
          </table:table-cell>
          <table:covered-table-cell table:number-columns-repeated="5" table:style-name="ce19"/>
          <table:table-cell table:style-name="ce34" office:value-type="string" office:string-value="Total de Rendimentos Brutos" calcext:value-type="string" table:number-columns-spanned="1" table:number-rows-spanned="3">
            <text:p><text:s/>Total de Rendimentos Brutos </text:p>
          </table:table-cell>
          <table:table-cell table:style-name="ce43" office:value-type="string" office:string-value="DESCONTOS" calcext:value-type="string" table:number-columns-spanned="4" table:number-rows-spanned="1">
            <text:p><text:s/>DESCONTOS </text:p>
          </table:table-cell>
          <table:covered-table-cell table:number-columns-repeated="3" table:style-name="ce43"/>
          <table:table-cell table:style-name="ce34" office:value-type="string" office:string-value="Rendimento Líquido Total" calcext:value-type="string" table:number-columns-spanned="1" table:number-rows-spanned="3">
            <text:p><text:s/>Rendimento Líquido Total </text:p>
          </table:table-cell>
          <table:table-cell table:style-name="ce30" office:value-type="string" office:string-value="Indenizações" calcext:value-type="string" table:number-columns-spanned="2" table:number-rows-spanned="2">
            <text:p><text:s/>Indenizações </text:p>
          </table:table-cell>
          <table:covered-table-cell table:style-name="ce32"/>
          <table:table-cell table:style-name="ce50" office:value-type="string" office:string-value="Outras Remunerações Temporárias" calcext:value-type="string" table:number-columns-spanned="1" table:number-rows-spanned="3">
            <office:annotation draw:style-name="gr1" draw:text-style-name="P2" svg:width="4.641cm" svg:height="2.499cm" svg:x="60.757cm" svg:y="0cm" draw:caption-point-x="-2.781cm" draw:caption-point-y="0.01cm">
              <dc:date>2019-03-18T00:00:00</dc:date>
              <text:p text:style-name="P1"><text:span text:style-name="T1">Gratificação Cumulativa</text:span></text:p>
              <text:p text:style-name="P1"><text:span text:style-name="T1">Gratific. Serv. Nat. Especial Art. 2 Ato 40</text:span></text:p>
              <text:p text:style-name="P1"><text:span text:style-name="T1">Gratific. Atuação Especial Ato 709/2011</text:span></text:p>
              <text:p text:style-name="P1"><text:span text:style-name="T2"/></text:p>
            </office:annotation>
            <text:p><text:s/>Outras Remunerações Temporárias </text:p>
          </table:table-cell>
          <table:table-cell table:style-name="ce10" table:number-columns-repeated="1005"/>
        </table:table-row>
        <table:table-row table:style-name="ro1">
          <table:covered-table-cell table:number-columns-repeated="4" table:style-name="ce2"/>
          <table:table-cell table:style-name="ce22" office:value-type="string" calcext:value-type="string" table:number-columns-spanned="2" table:number-rows-spanned="1">
            <text:p>Remuneração Básica</text:p>
          </table:table-cell>
          <table:covered-table-cell table:style-name="ce22"/>
          <table:table-cell table:style-name="ce40" office:value-type="string" office:string-value="Remuneração Eventual ou temporária" calcext:value-type="string" table:number-columns-spanned="4" table:number-rows-spanned="1">
            <text:p><text:s/>Remuneração Eventual ou temporária </text:p>
          </table:table-cell>
          <table:covered-table-cell table:number-columns-repeated="3" table:style-name="ce40"/>
          <table:covered-table-cell table:style-name="ce21"/>
          <table:table-cell table:style-name="ce40" office:value-type="string" office:string-value="Obrigatórios Legais" calcext:value-type="string" table:number-columns-spanned="3" table:number-rows-spanned="1">
            <text:p><text:s/>Obrigatórios Legais </text:p>
          </table:table-cell>
          <table:covered-table-cell table:number-columns-repeated="2" table:style-name="ce40"/>
          <table:table-cell table:style-name="ce34" office:value-type="string" office:string-value="Total de Descontos" calcext:value-type="string" table:number-columns-spanned="1" table:number-rows-spanned="2">
            <text:p><text:s/>Total de Descontos </text:p>
          </table:table-cell>
          <table:covered-table-cell table:style-name="ce21"/>
          <table:covered-table-cell table:style-name="ce31"/>
          <table:covered-table-cell table:style-name="ce33"/>
          <table:covered-table-cell table:style-name="ce50"/>
          <table:table-cell table:style-name="ce35" table:number-columns-repeated="1005"/>
        </table:table-row>
        <table:table-row table:style-name="ro2">
          <table:covered-table-cell table:number-columns-repeated="4" table:style-name="ce1"/>
          <table:table-cell table:style-name="ce34" office:value-type="string" office:string-value="Remuneração Cargo Efetivo" calcext:value-type="string">
            <office:annotation draw:style-name="gr2" draw:text-style-name="P4" svg:width="3.625cm" svg:height="1.047cm" svg:x="29.391cm" svg:y="0.349cm" draw:caption-point-x="0.417cm" draw:caption-point-y="0.454cm">
              <dc:date>2019-03-18T00:00:00</dc:date>
              <text:p text:style-name="P3"><text:span text:style-name="T3">Subsídio</text:span></text:p>
              <text:p text:style-name="P3"><text:span text:style-name="T3"/></text:p>
            </office:annotation>
            <text:p><text:s/>Remuneração Cargo Efetivo </text:p>
          </table:table-cell>
          <table:table-cell table:style-name="ce1" office:value-type="string" calcext:value-type="string">
            <office:annotation draw:style-name="gr3" draw:text-style-name="P4" svg:width="8.037cm" svg:height="1.47cm" svg:x="31.829cm" svg:y="0.349cm" draw:caption-point-x="0.33cm" draw:caption-point-y="0.454cm">
              <dc:date>2019-03-18T00:00:00</dc:date>
              <text:p text:style-name="P3"><text:span text:style-name="T3">Gratif. Lei 6375/89 (dificil Provimento)</text:span></text:p>
              <text:p text:style-name="P3"><text:span text:style-name="T3">Parcela de Irredutibilidade</text:span></text:p>
              <text:p text:style-name="P3"><text:span text:style-name="T2"/></text:p>
            </office:annotation>
            <text:p>Outras Verbas Remuneratórias, Legais ou Judiciais</text:p>
          </table:table-cell>
          <table:table-cell table:style-name="ce34" office:value-type="string" office:string-value="Função de Confiança ou Cargo em Comissão" calcext:value-type="string">
            <office:annotation draw:style-name="gr4" draw:text-style-name="P4" svg:width="6.3cm" svg:height="2.791cm" svg:x="34.519cm" svg:y="0.482cm" draw:caption-point-x="-0.513cm" draw:caption-point-y="0.321cm">
              <dc:date>2019-03-18T00:00:00</dc:date>
              <text:p text:style-name="P3"><text:span text:style-name="T3">Gratificação de Gabinete</text:span></text:p>
              <text:p text:style-name="P3"><text:span text:style-name="T3">Grat. Repres. Incorporada</text:span></text:p>
              <text:p text:style-name="P3"><text:span text:style-name="T3">Ato Normativo 766/2013</text:span></text:p>
              <text:p text:style-name="P3"><text:span text:style-name="T3">VP Spprev Port 116/2012</text:span></text:p>
              <text:p text:style-name="P3"><text:span text:style-name="T3">Designação em Subst. (Dif. Entrancia)</text:span></text:p>
              <text:p text:style-name="P3"><text:span text:style-name="T3">Subst. Eventual (NU/CC-SF)</text:span></text:p>
            </office:annotation>
            <text:p><text:s/>Função de Confiança ou Cargo em Comissão </text:p>
          </table:table-cell>
          <table:table-cell table:style-name="ce34" office:value-type="string" office:string-value="Gratificação Natalina (13º  sal.)" calcext:value-type="string">
            <text:p><text:s/>Gratificação Natalina (13º <text:s/>sal.) </text:p>
          </table:table-cell>
          <table:table-cell table:style-name="ce34" office:value-type="string" office:string-value="Férias (1/3 Constiticional)" calcext:value-type="string">
            <text:p><text:s/>Férias (1/3 Constiticional) </text:p>
          </table:table-cell>
          <table:table-cell table:style-name="ce34" office:value-type="string" office:string-value="Abono de Permanência" calcext:value-type="string">
            <text:p><text:s/>Abono de Permanência </text:p>
          </table:table-cell>
          <table:covered-table-cell table:style-name="ce34"/>
          <table:table-cell table:style-name="ce23" office:value-type="string" office:string-value="Contribuição Previdenciária" calcext:value-type="string">
            <text:p><text:s/>Contribuição Previdenciária </text:p>
          </table:table-cell>
          <table:table-cell table:style-name="ce23" office:value-type="string" office:string-value="Imposto de Renda" calcext:value-type="string">
            <text:p><text:s/>Imposto de Renda </text:p>
          </table:table-cell>
          <table:table-cell table:style-name="ce23" office:value-type="string" office:string-value="Retenção por Teto Constitucional" calcext:value-type="string">
            <text:p><text:s/>Retenção por Teto Constitucional </text:p>
          </table:table-cell>
          <table:covered-table-cell table:number-columns-repeated="2" table:style-name="ce34"/>
          <table:table-cell table:style-name="ce2" office:value-type="string" calcext:value-type="string">
            <text:p>Auxílio alimentação</text:p>
          </table:table-cell>
          <table:table-cell table:style-name="ce2" office:value-type="string" calcext:value-type="string">
            <text:p>Férias em Pecúnia</text:p>
          </table:table-cell>
          <table:covered-table-cell table:style-name="ce50"/>
          <table:table-cell table:style-name="ce36" table:number-columns-repeated="1005"/>
        </table:table-row>
        <table:table-row table:style-name="ro3">
          <table:table-cell table:style-name="ce3" office:value-type="float" office:value="3725" calcext:value-type="float">
            <text:p>3725</text:p>
          </table:table-cell>
          <table:table-cell table:style-name="ce3" office:value-type="string" calcext:value-type="string">
            <text:p>ABNER CASTORINO</text:p>
          </table:table-cell>
          <table:table-cell table:style-name="ce3" office:value-type="string" calcext:value-type="string">
            <text:p>PROMOTOR DE JUSTICA (ENTRANCIA FINAL)</text:p>
          </table:table-cell>
          <table:table-cell table:style-name="ce3" office:value-type="string" calcext:value-type="string">
            <text:p>PROMOTORIA DE JUSTICA DE SAO BERNARDO DO CAMPO</text:p>
          </table:table-cell>
          <table:table-cell table:style-name="ce14" office:value-type="float" office:value="33689.1" calcext:value-type="float">
            <text:p><text:s/>33.689,10 </text:p>
          </table:table-cell>
          <table:table-cell table:number-columns-repeated="5" table:style-name="ce14" office:value-type="float" office:value="0" calcext:value-type="float">
            <text:p><text:s/>- </text:p>
          </table:table-cell>
          <table:table-cell table:style-name="ce14" table:formula="of:=SUM([.E4:.J4])" office:value-type="float" office:value="33689.1" calcext:value-type="float">
            <text:p><text:s/>33.689,10 </text:p>
          </table:table-cell>
          <table:table-cell table:style-name="ce14" office:value-type="float" office:value="3705.8" calcext:value-type="float">
            <text:p><text:s/>3.705,80 </text:p>
          </table:table-cell>
          <table:table-cell table:style-name="ce14" office:value-type="float" office:value="7376.04" calcext:value-type="float">
            <text:p><text:s/>7.376,04 </text:p>
          </table:table-cell>
          <table:table-cell table:style-name="ce14" office:value-type="float" office:value="0" calcext:value-type="float">
            <text:p><text:s/>- </text:p>
          </table:table-cell>
          <table:table-cell table:style-name="ce14" table:formula="of:=SUM([.L4:.N4])" office:value-type="float" office:value="11081.84" calcext:value-type="float">
            <text:p><text:s/>11.081,84 </text:p>
          </table:table-cell>
          <table:table-cell table:style-name="ce24" table:formula="of:=[.K4]-[.O4]" office:value-type="float" office:value="22607.26" calcext:value-type="float">
            <text:p><text:s/>22.607,26 </text:p>
          </table:table-cell>
          <table:table-cell table:style-name="ce14" office:value-type="float" office:value="920" calcext:value-type="float">
            <text:p><text:s/>920,00 </text:p>
          </table:table-cell>
          <table:table-cell table:number-columns-repeated="2" table:style-name="ce14" office:value-type="float" office:value="0" calcext:value-type="float">
            <text:p><text:s/>- </text:p>
          </table:table-cell>
          <table:table-cell table:number-columns-repeated="1005"/>
        </table:table-row>
        <table:table-row table:style-name="ro3" table:number-rows-repeated="1046555">
          <table:table-cell table:number-columns-repeated="1024"/>
        </table:table-row>
        <table:table-row table:style-name="ro4" table:number-rows-repeated="20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,</number:text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9P2" style:volatile="true" number:language="pt" number:country="BR">
      <number:text> </number:text>
      <number:fill-character> </number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3P2" style:volatile="true" number:language="pt" number:country="BR">
      <number:text> R$ </number:text>
      <number:fill-character> </number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7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 style:data-style-name="N2" text:time-value="10:07:59.30740340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a_20_I" style:display-name="PageStyle_Tabela 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psp</meta:initial-creator>
    <meta:creation-date>2018-08-14T16:45:37</meta:creation-date>
    <dc:date>2021-12-16T10:08:15.118767620</dc:date>
    <meta:generator>LibreOffice/7.2.3.2$Linux_X86_64 LibreOffice_project/20$Build-2</meta:generator>
    <meta:editing-duration>PT16S</meta:editing-duration>
    <meta:editing-cycles>1</meta:editing-cycles>
    <meta:document-statistic meta:table-count="1" meta:cell-count="44" meta:object-count="0"/>
    <meta:user-defined meta:name="AppVersion">16.0300</meta:user-defined>
    <meta:user-defined meta:name="Company">MPS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